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nl" fo:country="NL" officeooo:rsid="000cfe13" officeooo:paragraph-rsid="000cfe13" style:font-size-asian="10.5pt"/>
    </style:style>
    <style:style style:name="P2" style:family="paragraph" style:parent-style-name="Standard">
      <style:text-properties fo:language="nl" fo:country="NL" officeooo:rsid="000cfe13" officeooo:paragraph-rsid="000d4ed1" style:font-size-asian="10.5pt"/>
    </style:style>
    <style:style style:name="P3" style:family="paragraph" style:parent-style-name="Standard">
      <style:text-properties fo:language="nl" fo:country="NL" officeooo:rsid="000cfe13" officeooo:paragraph-rsid="000edef0" style:font-size-asian="10.5pt"/>
    </style:style>
    <style:style style:name="P4" style:family="paragraph" style:parent-style-name="Standard">
      <style:text-properties fo:language="nl" fo:country="NL" officeooo:rsid="000cfe13" officeooo:paragraph-rsid="000f8915" style:font-size-asian="10.5pt"/>
    </style:style>
    <style:style style:name="P5" style:family="paragraph" style:parent-style-name="Standard">
      <style:text-properties fo:language="nl" fo:country="NL" officeooo:rsid="000cfe13" officeooo:paragraph-rsid="001183b6" style:font-size-asian="10.5pt"/>
    </style:style>
    <style:style style:name="P6" style:family="paragraph" style:parent-style-name="Standard">
      <style:text-properties fo:language="nl" fo:country="NL" officeooo:rsid="000d4ed1" officeooo:paragraph-rsid="000d4ed1" style:font-size-asian="10.5pt"/>
    </style:style>
    <style:style style:name="P7" style:family="paragraph" style:parent-style-name="Standard">
      <style:text-properties fo:language="nl" fo:country="NL" officeooo:rsid="000d4ed1" officeooo:paragraph-rsid="000edef0" style:font-size-asian="10.5pt"/>
    </style:style>
    <style:style style:name="P8" style:family="paragraph" style:parent-style-name="Standard">
      <style:text-properties fo:language="nl" fo:country="NL" officeooo:rsid="000d4ed1" officeooo:paragraph-rsid="000f8915" style:font-size-asian="10.5pt"/>
    </style:style>
    <style:style style:name="P9" style:family="paragraph" style:parent-style-name="Standard">
      <style:text-properties fo:language="nl" fo:country="NL" officeooo:rsid="000d4ed1" officeooo:paragraph-rsid="001183b6" style:font-size-asian="10.5pt"/>
    </style:style>
    <style:style style:name="P10" style:family="paragraph" style:parent-style-name="Standard">
      <style:text-properties fo:language="nl" fo:country="NL" officeooo:rsid="000edef0" officeooo:paragraph-rsid="000edef0" style:font-size-asian="10.5pt"/>
    </style:style>
    <style:style style:name="P11" style:family="paragraph" style:parent-style-name="Standard">
      <style:text-properties fo:language="nl" fo:country="NL" officeooo:rsid="000f8915" officeooo:paragraph-rsid="000f8915" style:font-size-asian="10.5pt"/>
    </style:style>
    <style:style style:name="P12" style:family="paragraph" style:parent-style-name="Standard">
      <style:text-properties fo:language="nl" fo:country="NL" officeooo:rsid="001183b6" officeooo:paragraph-rsid="001183b6" style:font-size-asian="10.5pt"/>
    </style:style>
    <style:style style:name="T1" style:family="text">
      <style:text-properties officeooo:rsid="000d4e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ef0" style:font-weight-asian="bold" style:font-weight-complex="bold"/>
    </style:style>
    <style:style style:name="T4" style:family="text">
      <style:text-properties fo:font-weight="bold" officeooo:rsid="000f8915" style:font-weight-asian="bold" style:font-weight-complex="bold"/>
    </style:style>
    <style:style style:name="T5" style:family="text">
      <style:text-properties fo:font-weight="bold" officeooo:rsid="001183b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def0" style:font-weight-asian="normal" style:font-weight-complex="normal"/>
    </style:style>
    <style:style style:name="T8" style:family="text">
      <style:text-properties fo:font-weight="normal" officeooo:rsid="000f8915" style:font-weight-asian="normal" style:font-weight-complex="normal"/>
    </style:style>
    <style:style style:name="T9" style:family="text">
      <style:text-properties fo:font-weight="normal" officeooo:rsid="001183b6" style:font-weight-asian="normal" style:font-weight-complex="normal"/>
    </style:style>
    <style:style style:name="T10" style:family="text">
      <style:text-properties officeooo:rsid="000f8915"/>
    </style:style>
    <style:style style:name="T11" style:family="text">
      <style:text-properties officeooo:rsid="00118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SIE<text:span text:style-name="T1">START</text:span> 1:</text:p>
      <text:p text:style-name="P1"/>
      <text:p text:style-name="P1">[HARRY]: Dokter, help! Ik kreeg een bal in mijn gezicht en nu heb ik een <text:span text:style-name="T2">bloedneus</text:span>! </text:p>
      <text:p text:style-name="P1">[DOKTER]: Waar kan ik de spullen vinden om je te helpen?</text:p>
      <text:p text:style-name="P6">[HARRY]: In <text:span text:style-name="T2">kamer 1</text:span> kun je alle spullen vinden voor een <text:span text:style-name="T2">bloedneus</text:span><text:span text:style-name="T6">.</text:span></text:p>
      <text:p text:style-name="P6"><text:span text:style-name="T6">[DOKTER]: Maak je geen zorgen, ik zal je helpen!</text:span></text:p>
      <text:p text:style-name="P6"><text:span text:style-name="T6"/></text:p>
      <text:p text:style-name="P6"><text:span text:style-name="T6">MISSIESTART 2:</text:span></text:p>
      <text:p text:style-name="P6"><text:span text:style-name="T6"/></text:p>
      <text:p text:style-name="P7"><text:span text:style-name="T6">[HARRY]: Dokter, help! Ik ben van de fiets gevallen en nu is </text:span><text:span text:style-name="T2">mijn enkel helemaal dik</text:span><text:span text:style-name="T6">!</text:span></text:p>
      <text:p text:style-name="P2">[DOKTER]: Waar kan ik de spullen vinden om je te helpen?</text:p>
      <text:p text:style-name="P6">[HARRY]: In <text:span text:style-name="T2">kamer </text:span><text:span text:style-name="T3">2</text:span> kun je alle spullen vinden voor een <text:span text:style-name="T3">verstuikte enkel</text:span><text:span text:style-name="T6">.</text:span></text:p>
      <text:p text:style-name="P6"><text:span text:style-name="T6">[DOKTER]: Maak je geen zorgen, ik zal je helpen!</text:span></text:p>
      <text:p text:style-name="P6"><text:span text:style-name="T6"/></text:p>
      <text:p text:style-name="P10"><text:span text:style-name="T6">MISSIESTART 3:</text:span></text:p>
      <text:p text:style-name="P10"><text:span text:style-name="T6"/></text:p>
      <text:p text:style-name="P7"><text:span text:style-name="T6">[HARRY]: Dokter, help! Ik ben</text:span><text:span text:style-name="T2"> </text:span><text:span text:style-name="T7">gevallen in het grind en heb </text:span><text:span text:style-name="T3">mijn elleboog geschaafd</text:span><text:span text:style-name="T6">!</text:span></text:p>
      <text:p text:style-name="P3">[DOKTER]: Waar kan ik de spullen vinden om je te helpen?</text:p>
      <text:p text:style-name="P7">[HARRY]: In <text:span text:style-name="T2">kamer </text:span><text:span text:style-name="T3">3</text:span> kun je alle spullen vinden voor een <text:span text:style-name="T3">schaafwond</text:span><text:span text:style-name="T6">.</text:span></text:p>
      <text:p text:style-name="P7"><text:span text:style-name="T6">[DOKTER]: Maak je geen zorgen, ik zal je helpen!</text:span></text:p>
      <text:p text:style-name="P7"><text:span text:style-name="T6"/></text:p>
      <text:p text:style-name="P10"><text:span text:style-name="T6">MISSIESTART 4:</text:span></text:p>
      <text:p text:style-name="P10"><text:span text:style-name="T6"/></text:p>
      <text:p text:style-name="P8"><text:span text:style-name="T6">[HARR</text:span><text:span text:style-name="T8">IETTE</text:span><text:span text:style-name="T6">]: Dokter, help! </text:span><text:span text:style-name="T8">Ik probeerde mijn haar te krullen, maar ik pakte de krultang verkeerd vast. Nu is </text:span><text:span text:style-name="T4">mijn hand verbrand</text:span><text:span text:style-name="T8">!</text:span></text:p>
      <text:p text:style-name="P4">[DOKTER]: Waar kan ik de spullen vinden om je te helpen?</text:p>
      <text:p text:style-name="P8">[HARR<text:span text:style-name="T10">IETTE</text:span>]: In <text:span text:style-name="T2">kamer </text:span><text:span text:style-name="T4">4</text:span> kun je alle spullen vinden voor een <text:span text:style-name="T4">brandwond</text:span><text:span text:style-name="T6">.</text:span></text:p>
      <text:p text:style-name="P8"><text:span text:style-name="T6">[DOKTER]: Maak je geen zorgen, ik zal je helpen!</text:span></text:p>
      <text:p text:style-name="P8"><text:span text:style-name="T6"/></text:p>
      <text:p text:style-name="P11"><text:span text:style-name="T6">MISSIESTART 5:</text:span></text:p>
      <text:p text:style-name="P11"><text:span text:style-name="T6"/></text:p>
      <text:p text:style-name="P8"><text:span text:style-name="T6">[HARRY]: Dokter, help! Ik ben </text:span><text:span text:style-name="T8">uit een boom gevallen en ik denk dat </text:span><text:span text:style-name="T4">mijn arm gebroken is</text:span><text:span text:style-name="T6">!</text:span></text:p>
      <text:p text:style-name="P4">[DOKTER]: Waar kan ik de spullen vinden om je te helpen?</text:p>
      <text:p text:style-name="P8">[HARRY]: In <text:span text:style-name="T2">kamer </text:span><text:span text:style-name="T4">5</text:span> kun je alle spullen vinden voor <text:span text:style-name="T4">botbreuken</text:span><text:span text:style-name="T6">.</text:span></text:p>
      <text:p text:style-name="P8"><text:span text:style-name="T6">[DOKTER]: Maak je geen zorgen, ik zal je helpen!</text:span></text:p>
      <text:p text:style-name="P8"><text:span text:style-name="T6"/></text:p>
      <text:p text:style-name="P11"><text:span text:style-name="T6">MISSIESTART 6:</text:span></text:p>
      <text:p text:style-name="P11"><text:span text:style-name="T6"/></text:p>
      <text:p text:style-name="P8"><text:span text:style-name="T6">[HARRY]: Dokter, help! Ik ben </text:span><text:span text:style-name="T4">gestoken door een bij</text:span><text:span text:style-name="T6">!</text:span></text:p>
      <text:p text:style-name="P4">[DOKTER]: Waar kan ik de spullen vinden om je te helpen?</text:p>
      <text:p text:style-name="P8">[HARRY]: In <text:span text:style-name="T2">kamer </text:span><text:span text:style-name="T4">6</text:span> kun je alle spullen vinden voor een <text:span text:style-name="T4">bijensteek</text:span><text:span text:style-name="T6">.</text:span></text:p>
      <text:p text:style-name="P8"><text:span text:style-name="T6">[DOKTER]: Maak je geen zorgen, ik zal je helpen!</text:span></text:p>
      <text:p text:style-name="P8"><text:span text:style-name="T6"/></text:p>
      <text:p text:style-name="P11"><text:span text:style-name="T6">MISSIESTART 7:</text:span></text:p>
      <text:p text:style-name="P7"><text:span text:style-name="T6"/></text:p>
      <text:p text:style-name="P9"><text:span text:style-name="T6">[HARRY]: Dokter, help! Ik </text:span><text:span text:style-name="T9">heb te pittig gegeten en nu </text:span><text:span text:style-name="T5">voelt het alsof mijn mond in brand staat</text:span><text:span text:style-name="T6">!</text:span></text:p>
      <text:p text:style-name="P5">[DOKTER]: Waar kan ik de spullen vinden om je te helpen?</text:p>
      <text:p text:style-name="P9">[HARRY]: In <text:span text:style-name="T2">kamer </text:span><text:span text:style-name="T4">7</text:span> kun je alle spullen vinden voor <text:span text:style-name="T5">een branderige tong</text:span><text:span text:style-name="T9">!</text:span></text:p>
      <text:p text:style-name="P9"><text:span text:style-name="T6">[DOKTER]: Maak je geen zorgen, ik zal je helpen!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11"><text:soft-page-break/><text:span text:style-name="T6"/></text:p>
      <text:p text:style-name="P11"><text:span text:style-name="T6"/></text:p>
      <text:p text:style-name="P11"><text:span text:style-name="T6"/></text:p>
      <text:p text:style-name="P11"><text:span text:style-name="T6">MISSIESTART 8:</text:span></text:p>
      <text:p text:style-name="P8"><text:span text:style-name="T6"/></text:p>
      <text:p text:style-name="P9"><text:span text:style-name="T6">[[HARRY]: Dokter, help! Ik ben van </text:span><text:span text:style-name="T8">mijn hoverboard gevallen en </text:span><text:span text:style-name="T4">mijn voortand kwam eruit</text:span><text:span text:style-name="T6">!</text:span></text:p>
      <text:p text:style-name="P5">[DOKTER]: Waar kan ik de spullen vinden om je te helpen?</text:p>
      <text:p text:style-name="P9">[HARRY]: In <text:span text:style-name="T2">kamer </text:span><text:span text:style-name="T5">8</text:span> kun je alle spullen vinden voor <text:span text:style-name="T4">verloren tanden</text:span><text:span text:style-name="T6">.</text:span></text:p>
      <text:p text:style-name="P9"><text:span text:style-name="T6">[DOKTER]: Maak je geen zorgen, ik zal je helpen!</text:span></text:p>
      <text:p text:style-name="P9"><text:span text:style-name="T6"/></text:p>
      <text:p text:style-name="P12"><text:span text:style-name="T6">MISSIESTART 9:</text:span></text:p>
      <text:p text:style-name="P12"><text:span text:style-name="T6"/></text:p>
      <text:p text:style-name="P9"><text:span text:style-name="T6">[HARR</text:span><text:span text:style-name="T9">IETTE</text:span><text:span text:style-name="T6">]: Dokter, help! Ik </text:span><text:span text:style-name="T9">heb me </text:span><text:span text:style-name="T5">in mijn vinger gesneden</text:span><text:span text:style-name="T6">!</text:span></text:p>
      <text:p text:style-name="P5">[DOKTER]: Waar kan ik de spullen vinden om je te helpen?</text:p>
      <text:p text:style-name="P9">[HARRY]: In <text:span text:style-name="T2">kamer </text:span><text:span text:style-name="T5">9</text:span> kun je alle spullen vinden voor <text:span text:style-name="T5">snijwonden</text:span><text:span text:style-name="T6">.</text:span></text:p>
      <text:p text:style-name="P9"><text:span text:style-name="T6">[DOKTER]: Maak je geen zorgen, ik zal je helpen!</text:span></text:p>
      <text:p text:style-name="P7"><text:span text:style-name="T6"/></text:p>
      <text:p text:style-name="P6"><text:span text:style-name="T6"/></text:p>
      <text:p text:style-name="P6"><text:span text:style-name="T6">MISSIEFINISH:</text:span></text:p>
      <text:p text:style-name="P6"><text:span text:style-name="T6"/></text:p>
      <text:p text:style-name="P6"><text:span text:style-name="T6">[HARRY]: Dokter, u bent terug!</text:span></text:p>
      <text:p text:style-name="P6"><text:span text:style-name="T6">[DOKTER]: Ja, en ik heb spullen voor je meegebracht: [PICK FROM INVENTORY].</text:span></text:p>
      <text:p text:style-name="P6"><text:span text:style-name="T6"/></text:p>
      <text:p text:style-name="P6"><text:span text:style-name="T6">If right item:</text:span></text:p>
      <text:p text:style-name="P6"><text:span text:style-name="T6">[HARRY]: Ja! Een </text:span><text:span text:style-name="T2">[ITEM] </text:span><text:span text:style-name="T6">is precies wat ik nodig heb!</text:span></text:p>
      <text:p text:style-name="P6"><text:span text:style-name="T6"/></text:p>
      <text:p text:style-name="P6"><text:span text:style-name="T6">If wrong item:</text:span></text:p>
      <text:p text:style-name="P6"><text:span text:style-name="T6">[HARRY]: Nee! Ik heb </text:span><text:span text:style-name="T2">iets anders</text:span><text:span text:style-name="T6"> nodig!</text:span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36:23.612166073</meta:creation-date>
    <dc:date>2018-12-13T12:58:07.653968943</dc:date>
    <meta:editing-duration>PT20M2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52" meta:word-count="482" meta:character-count="2672" meta:non-whitespace-character-count="2241"/>
  </office:meta>
</office:document-meta>
</file>